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Projekt MicroManager Einstieg</text:p>
      <text:p text:style-name="Standard">1.1.Arduino und SerialListener</text:p>
      <text:p text:style-name="Standard">1.2.MicroManager und Funktionsweise</text:p>
      <text:p text:style-name="Standard">1.3.Beanshell</text:p>
      <text:p text:style-name="Standard">2.Das Design</text:p>
      <text:p text:style-name="Standard">2.1.Überblick</text:p>
      <text:p text:style-name="Standard">2.2. Der Connecter</text:p>
      <text:p text:style-name="Standard">2.3.Das Mapping</text:p>
      <text:p text:style-name="Standard">2.4.Die USB Schnittstelle</text:p>
      <text:p text:style-name="Standard">2.5.Das Plugin</text:p>
      <text:p text:style-name="Standard">2.6.Der CoreWrapper</text:p>
      <text:p text:style-name="Standard">3.Arduino Geräte</text:p>
      <text:p text:style-name="Standard">3.1.Testgeräte</text:p>
      <text:p text:style-name="Standard">3.2.Präsentationsgeräte</text:p>
      <text:p text:style-name="Standard">3.3.Limitationen (Durch Arduino Uno)</text:p>
      <text:p text:style-name="Standard">4.ErweiterungsId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6:18:32.15</meta:creation-date>
    <meta:document-statistic meta:table-count="0" meta:image-count="0" meta:object-count="0" meta:page-count="1" meta:paragraph-count="16" meta:word-count="34" meta:character-count="333"/>
    <dc:date>2014-10-29T16:26:20.64</dc:date>
    <meta:editing-duration>PT7M48S</meta:editing-duration>
    <meta:editing-cycles>1</meta:editing-cycles>
    <meta:generator>OpenOffice.org/3.4.1$Win32 OpenOffice.org_project/341m1$Build-9593</meta:generator>
  </office:meta>
</office:document-meta>
</file>